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6.05mm" fo:break-before="auto" style:use-optimal-row-height="true"/>
    </style:style>
    <style:style style:name="ro3" style:family="table-row">
      <style:table-row-properties style:row-height="24.22mm" fo:break-before="auto" style:use-optimal-row-height="true"/>
    </style:style>
    <style:style style:name="ro4" style:family="table-row">
      <style:table-row-properties style:row-height="20.36mm" fo:break-before="auto" style:use-optimal-row-height="true"/>
    </style:style>
    <style:style style:name="ro5" style:family="table-row">
      <style:table-row-properties style:row-height="24.32mm" fo:break-before="auto" style:use-optimal-row-height="true"/>
    </style:style>
    <style:style style:name="ro6" style:family="table-row">
      <style:table-row-properties style:row-height="28.29mm" fo:break-before="auto" style:use-optimal-row-height="true"/>
    </style:style>
    <style:style style:name="ro7" style:family="table-row">
      <style:table-row-properties style:row-height="20.27mm" fo:break-before="auto" style:use-optimal-row-height="true"/>
    </style:style>
    <style:style style:name="ro8" style:family="table-row">
      <style:table-row-properties style:row-height="40.01mm" fo:break-before="auto" style:use-optimal-row-height="true"/>
    </style:style>
    <style:style style:name="ro9" style:family="table-row">
      <style:table-row-properties style:row-height="32.1mm" fo:break-before="auto" style:use-optimal-row-height="true"/>
    </style:style>
    <style:style style:name="ro10" style:family="table-row">
      <style:table-row-properties style:row-height="8.41mm" fo:break-before="auto" style:use-optimal-row-height="true"/>
    </style:style>
    <style:style style:name="ro11" style:family="table-row">
      <style:table-row-properties style:row-height="12.36mm" fo:break-before="auto" style:use-optimal-row-height="true"/>
    </style:style>
    <style:style style:name="ro12" style:family="table-row">
      <style:table-row-properties style:row-height="28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10" table:default-cell-style-name="ce1"/>
        <table:table-column table:style-name="co1" table:default-cell-style-name="Default"/>
        <table:table-row table:style-name="ro1">
          <table:table-cell/>
          <table:table-cell office:value-type="float" office:value="2006" calcext:value-type="float">
            <text:p>2006</text:p>
          </table:table-cell>
          <table:table-cell table:formula="of:=[.B1]+1" office:value-type="float" office:value="2007" calcext:value-type="float">
            <text:p>2007</text:p>
          </table:table-cell>
          <table:table-cell table:formula="of:=[.C1]+1" office:value-type="float" office:value="2008" calcext:value-type="float">
            <text:p>2008</text:p>
          </table:table-cell>
          <table:table-cell table:formula="of:=[.D1]+1" office:value-type="float" office:value="2009" calcext:value-type="float">
            <text:p>2009</text:p>
          </table:table-cell>
          <table:table-cell table:formula="of:=[.E1]+1" office:value-type="float" office:value="2010" calcext:value-type="float">
            <text:p>2010</text:p>
          </table:table-cell>
          <table:table-cell table:formula="of:=[.F1]+1" office:value-type="float" office:value="2011" calcext:value-type="float">
            <text:p>2011</text:p>
          </table:table-cell>
          <table:table-cell table:formula="of:=[.G1]+1" office:value-type="float" office:value="2012" calcext:value-type="float">
            <text:p>2012</text:p>
          </table:table-cell>
          <table:table-cell table:formula="of:=[.H1]+1" office:value-type="float" office:value="2013" calcext:value-type="float">
            <text:p>2013</text:p>
          </table:table-cell>
          <table:table-cell table:formula="of:=[.I1]+1" office:value-type="float" office:value="2014" calcext:value-type="float">
            <text:p>2014</text:p>
          </table:table-cell>
          <table:table-cell/>
        </table:table-row>
        <table:table-row table:style-name="ro2">
          <table:table-cell office:value-type="string" calcext:value-type="string">
            <text:p>Валовой региональный продукт </text:p>
            <text:p>(в сопоставимых ценах), в процентах к предыдущему году</text:p>
          </table:table-cell>
          <table:table-cell office:value-type="float" office:value="101.7" calcext:value-type="float">
            <text:p>101,7</text:p>
          </table:table-cell>
          <table:table-cell office:value-type="float" office:value="107" calcext:value-type="float">
            <text:p>107</text:p>
          </table:table-cell>
          <table:table-cell office:value-type="float" office:value="105.7" calcext:value-type="float">
            <text:p>105,7</text:p>
          </table:table-cell>
          <table:table-cell office:value-type="float" office:value="87" calcext:value-type="float">
            <text:p>87</text:p>
          </table:table-cell>
          <table:table-cell office:value-type="float" office:value="103.7" calcext:value-type="float">
            <text:p>103,7</text:p>
          </table:table-cell>
          <table:table-cell office:value-type="float" office:value="103.3" calcext:value-type="float">
            <text:p>103,3</text:p>
          </table:table-cell>
          <table:table-cell office:value-type="float" office:value="102.8" calcext:value-type="float">
            <text:p>102,8</text:p>
          </table:table-cell>
          <table:table-cell office:value-type="float" office:value="101.4" calcext:value-type="float">
            <text:p>101,4</text:p>
          </table:table-cell>
          <table:table-cell office:value-type="float" office:value="104.7" calcext:value-type="float">
            <text:p>104,7</text:p>
          </table:table-cell>
          <table:table-cell/>
        </table:table-row>
        <table:table-row table:style-name="ro3">
          <table:table-cell office:value-type="string" calcext:value-type="string">
            <text:p>Индекс-дефлятор ВРП, </text:p>
            <text:p>в процентах к предыдущему году</text:p>
          </table:table-cell>
          <table:table-cell office:value-type="float" office:value="120.6" calcext:value-type="float">
            <text:p>120,6</text:p>
          </table:table-cell>
          <table:table-cell office:value-type="float" office:value="123.7" calcext:value-type="float">
            <text:p>123,7</text:p>
          </table:table-cell>
          <table:table-cell office:value-type="float" office:value="123.1" calcext:value-type="float">
            <text:p>123,1</text:p>
          </table:table-cell>
          <table:table-cell office:value-type="float" office:value="104.1" calcext:value-type="float">
            <text:p>104,1</text:p>
          </table:table-cell>
          <table:table-cell office:value-type="float" office:value="111.7" calcext:value-type="float">
            <text:p>111,7</text:p>
          </table:table-cell>
          <table:table-cell office:value-type="float" office:value="111.4" calcext:value-type="float">
            <text:p>111,4</text:p>
          </table:table-cell>
          <table:table-cell office:value-type="float" office:value="109.7" calcext:value-type="float">
            <text:p>109,7</text:p>
          </table:table-cell>
          <table:table-cell office:value-type="float" office:value="104.5" calcext:value-type="float">
            <text:p>104,5</text:p>
          </table:table-cell>
          <table:table-cell office:value-type="float" office:value="112.4" calcext:value-type="float">
            <text:p>112,4</text:p>
          </table:table-cell>
          <table:table-cell/>
        </table:table-row>
        <table:table-row table:style-name="ro1">
          <table:table-cell table:style-name="Default" table:number-columns-repeated="10"/>
          <table:table-cell/>
        </table:table-row>
        <table:table-row table:style-name="ro4">
          <table:table-cell office:value-type="string" calcext:value-type="string">
            <text:p>Суммарная задолженность по обязательствам</text:p>
          </table:table-cell>
          <table:table-cell table:style-name="Default"/>
          <table:table-cell office:value-type="float" office:value="187261" calcext:value-type="float">
            <text:p>187261</text:p>
          </table:table-cell>
          <table:table-cell office:value-type="float" office:value="220077" calcext:value-type="float">
            <text:p>220077</text:p>
          </table:table-cell>
          <table:table-cell office:value-type="float" office:value="211500" calcext:value-type="float">
            <text:p>211500</text:p>
          </table:table-cell>
          <table:table-cell office:value-type="float" office:value="248980" calcext:value-type="float">
            <text:p>248980</text:p>
          </table:table-cell>
          <table:table-cell office:value-type="float" office:value="282850" calcext:value-type="float">
            <text:p>282850</text:p>
          </table:table-cell>
          <table:table-cell office:value-type="float" office:value="350085" calcext:value-type="float">
            <text:p>350085</text:p>
          </table:table-cell>
          <table:table-cell office:value-type="float" office:value="391508" calcext:value-type="float">
            <text:p>391508</text:p>
          </table:table-cell>
          <table:table-cell office:value-type="float" office:value="440275" calcext:value-type="float">
            <text:p>440275</text:p>
          </table:table-cell>
          <table:table-cell table:style-name="ce1" office:value-type="float" office:value="456390" calcext:value-type="float">
            <text:p>456390</text:p>
          </table:table-cell>
        </table:table-row>
        <table:table-row table:style-name="ro5">
          <table:table-cell office:value-type="string" calcext:value-type="string">
            <text:p>в том числе просроченная из суммарной задолженности</text:p>
          </table:table-cell>
          <table:table-cell table:style-name="Default"/>
          <table:table-cell office:value-type="float" office:value="8360" calcext:value-type="float">
            <text:p>8360</text:p>
          </table:table-cell>
          <table:table-cell office:value-type="float" office:value="5852" calcext:value-type="float">
            <text:p>5852</text:p>
          </table:table-cell>
          <table:table-cell office:value-type="float" office:value="14909" calcext:value-type="float">
            <text:p>14909</text:p>
          </table:table-cell>
          <table:table-cell office:value-type="float" office:value="18470" calcext:value-type="float">
            <text:p>18470</text:p>
          </table:table-cell>
          <table:table-cell office:value-type="float" office:value="15747" calcext:value-type="float">
            <text:p>15747</text:p>
          </table:table-cell>
          <table:table-cell office:value-type="float" office:value="22952" calcext:value-type="float">
            <text:p>22952</text:p>
          </table:table-cell>
          <table:table-cell office:value-type="float" office:value="27003" calcext:value-type="float">
            <text:p>27003</text:p>
          </table:table-cell>
          <table:table-cell office:value-type="float" office:value="29850" calcext:value-type="float">
            <text:p>29850</text:p>
          </table:table-cell>
          <table:table-cell table:style-name="ce1" office:value-type="float" office:value="32976" calcext:value-type="float">
            <text:p>32976</text:p>
          </table:table-cell>
        </table:table-row>
        <table:table-row table:style-name="ro1">
          <table:table-cell/>
          <table:table-cell table:style-name="Default" table:number-columns-repeated="9"/>
          <table:table-cell/>
        </table:table-row>
        <table:table-row table:style-name="ro4">
          <table:table-cell office:value-type="string" calcext:value-type="string">
            <text:p>среднегодовая численность занятых в экономике</text:p>
          </table:table-cell>
          <table:table-cell table:style-name="Default"/>
          <table:table-cell office:value-type="float" office:value="1258.4" calcext:value-type="float">
            <text:p>1258,4</text:p>
          </table:table-cell>
          <table:table-cell office:value-type="float" office:value="1258.8" calcext:value-type="float">
            <text:p>1258,8</text:p>
          </table:table-cell>
          <table:table-cell office:value-type="float" office:value="1254.2" calcext:value-type="float">
            <text:p>1254,2</text:p>
          </table:table-cell>
          <table:table-cell office:value-type="float" office:value="1229.7" calcext:value-type="float">
            <text:p>1229,7</text:p>
          </table:table-cell>
          <table:table-cell office:value-type="float" office:value="1226.1" calcext:value-type="float">
            <text:p>1226,1</text:p>
          </table:table-cell>
          <table:table-cell office:value-type="float" office:value="1252.9" calcext:value-type="float">
            <text:p>1252,9</text:p>
          </table:table-cell>
          <table:table-cell office:value-type="float" office:value="1253.2" calcext:value-type="float">
            <text:p>1253,2</text:p>
          </table:table-cell>
          <table:table-cell office:value-type="float" office:value="1230.3" calcext:value-type="float">
            <text:p>1230,3</text:p>
          </table:table-cell>
          <table:table-cell table:style-name="ce1" office:value-type="float" office:value="1221.2" calcext:value-type="float">
            <text:p>1221,2</text:p>
          </table:table-cell>
        </table:table-row>
        <table:table-row table:style-name="ro5">
          <table:table-cell office:value-type="string" calcext:value-type="string">
            <text:p>учащиеся в трудоспособном возрасте, обучающиеся с отрывом от работы</text:p>
          </table:table-cell>
          <table:table-cell table:style-name="Default"/>
          <table:table-cell office:value-type="float" office:value="131.4" calcext:value-type="float">
            <text:p>131,4</text:p>
          </table:table-cell>
          <table:table-cell office:value-type="float" office:value="129.5" calcext:value-type="float">
            <text:p>129,5</text:p>
          </table:table-cell>
          <table:table-cell office:value-type="float" office:value="122.1" calcext:value-type="float">
            <text:p>122,1</text:p>
          </table:table-cell>
          <table:table-cell office:value-type="float" office:value="115.3" calcext:value-type="float">
            <text:p>115,3</text:p>
          </table:table-cell>
          <table:table-cell office:value-type="float" office:value="112.3" calcext:value-type="float">
            <text:p>112,3</text:p>
          </table:table-cell>
          <table:table-cell office:value-type="float" office:value="109.2" calcext:value-type="float">
            <text:p>109,2</text:p>
          </table:table-cell>
          <table:table-cell office:value-type="float" office:value="104.1" calcext:value-type="float">
            <text:p>104,1</text:p>
          </table:table-cell>
          <table:table-cell office:value-type="float" office:value="98.4" calcext:value-type="float">
            <text:p>98,4</text:p>
          </table:table-cell>
          <table:table-cell table:style-name="ce1" office:value-type="float" office:value="96.5" calcext:value-type="float">
            <text:p>96,5</text:p>
          </table:table-cell>
        </table:table-row>
        <table:table-row table:style-name="ro6">
          <table:table-cell office:value-type="string" calcext:value-type="string">
            <text:p>трудоспособное население в трудоспособном возрасте, не занятое в экономике</text:p>
          </table:table-cell>
          <table:table-cell table:style-name="Default"/>
          <table:table-cell office:value-type="float" office:value="301.5" calcext:value-type="float">
            <text:p>301,5</text:p>
          </table:table-cell>
          <table:table-cell office:value-type="float" office:value="301.3" calcext:value-type="float">
            <text:p>301,3</text:p>
          </table:table-cell>
          <table:table-cell office:value-type="float" office:value="299.6" calcext:value-type="float">
            <text:p>299,6</text:p>
          </table:table-cell>
          <table:table-cell office:value-type="float" office:value="298.9" calcext:value-type="float">
            <text:p>298,9</text:p>
          </table:table-cell>
          <table:table-cell office:value-type="float" office:value="301" calcext:value-type="float">
            <text:p>301</text:p>
          </table:table-cell>
          <table:table-cell office:value-type="float" office:value="247.6" calcext:value-type="float">
            <text:p>247,6</text:p>
          </table:table-cell>
          <table:table-cell office:value-type="float" office:value="273.3" calcext:value-type="float">
            <text:p>273,3</text:p>
          </table:table-cell>
          <table:table-cell office:value-type="float" office:value="247.6" calcext:value-type="float">
            <text:p>247,6</text:p>
          </table:table-cell>
          <table:table-cell table:style-name="ce1" office:value-type="float" office:value="233.8" calcext:value-type="float">
            <text:p>233,8</text:p>
          </table:table-cell>
        </table:table-row>
        <table:table-row table:style-name="ro1">
          <table:table-cell table:style-name="Default" table:number-columns-repeated="10"/>
          <table:table-cell/>
        </table:table-row>
        <table:table-row table:style-name="ro1">
          <table:table-cell table:style-name="Default" office:value-type="string" calcext:value-type="string">
            <text:p>индекс потребительских цен на все товары и услуги</text:p>
          </table:table-cell>
          <table:table-cell table:style-name="Default"/>
          <table:table-cell table:style-name="Default" office:value-type="float" office:value="111.7" calcext:value-type="float">
            <text:p>111,7</text:p>
          </table:table-cell>
          <table:table-cell table:style-name="Default" office:value-type="float" office:value="113.1" calcext:value-type="float">
            <text:p>113,1</text:p>
          </table:table-cell>
          <table:table-cell table:style-name="Default" office:value-type="float" office:value="108.8" calcext:value-type="float">
            <text:p>108,8</text:p>
          </table:table-cell>
          <table:table-cell table:style-name="Default" office:value-type="float" office:value="109.5" calcext:value-type="float">
            <text:p>109,5</text:p>
          </table:table-cell>
          <table:table-cell table:style-name="Default" office:value-type="float" office:value="105.3" calcext:value-type="float">
            <text:p>105,3</text:p>
          </table:table-cell>
          <table:table-cell table:style-name="Default" office:value-type="float" office:value="106.6" calcext:value-type="float">
            <text:p>106,6</text:p>
          </table:table-cell>
          <table:table-cell table:style-name="Default" office:value-type="float" office:value="105.4" calcext:value-type="float">
            <text:p>105,4</text:p>
          </table:table-cell>
          <table:table-cell table:style-name="Default" office:value-type="float" office:value="112" calcext:value-type="float">
            <text:p>112</text:p>
          </table:table-cell>
          <table:table-cell office:value-type="float" office:value="113.2" calcext:value-type="float">
            <text:p>113,2</text:p>
          </table:table-cell>
        </table:table-row>
        <table:table-row table:style-name="ro1">
          <table:table-cell table:style-name="Default" table:number-columns-repeated="10"/>
          <table:table-cell/>
        </table:table-row>
        <table:table-row table:style-name="ro1">
          <table:table-cell table:style-name="Default" office:value-type="string" calcext:value-type="string">
            <text:p>индекс цен на первичном рынке жилья</text:p>
          </table:table-cell>
          <table:table-cell table:style-name="Default"/>
          <table:table-cell office:value-type="float" office:value="155.4" calcext:value-type="float">
            <text:p>155,4</text:p>
          </table:table-cell>
          <table:table-cell office:value-type="float" office:value="137" calcext:value-type="float">
            <text:p>137</text:p>
          </table:table-cell>
          <table:table-cell office:value-type="float" office:value="74.1" calcext:value-type="float">
            <text:p>74,1</text:p>
          </table:table-cell>
          <table:table-cell office:value-type="float" office:value="113.2" calcext:value-type="float">
            <text:p>113,2</text:p>
          </table:table-cell>
          <table:table-cell office:value-type="float" office:value="103.5" calcext:value-type="float">
            <text:p>103,5</text:p>
          </table:table-cell>
          <table:table-cell office:value-type="float" office:value="105.7" calcext:value-type="float">
            <text:p>105,7</text:p>
          </table:table-cell>
          <table:table-cell office:value-type="float" office:value="101.3" calcext:value-type="float">
            <text:p>101,3</text:p>
          </table:table-cell>
          <table:table-cell office:value-type="float" office:value="103.8" calcext:value-type="float">
            <text:p>103,8</text:p>
          </table:table-cell>
          <table:table-cell table:style-name="ce1" office:value-type="float" office:value="97" calcext:value-type="float">
            <text:p>97</text:p>
          </table:table-cell>
        </table:table-row>
        <table:table-row table:style-name="ro1">
          <table:table-cell table:style-name="Default" office:value-type="string" calcext:value-type="string">
            <text:p>индекс цен на вторичном рынке жилья</text:p>
          </table:table-cell>
          <table:table-cell table:style-name="Default"/>
          <table:table-cell office:value-type="float" office:value="141.9" calcext:value-type="float">
            <text:p>141,9</text:p>
          </table:table-cell>
          <table:table-cell office:value-type="float" office:value="136.5" calcext:value-type="float">
            <text:p>136,5</text:p>
          </table:table-cell>
          <table:table-cell office:value-type="float" office:value="74.4" calcext:value-type="float">
            <text:p>74,4</text:p>
          </table:table-cell>
          <table:table-cell office:value-type="float" office:value="101.9" calcext:value-type="float">
            <text:p>101,9</text:p>
          </table:table-cell>
          <table:table-cell office:value-type="float" office:value="103.3" calcext:value-type="float">
            <text:p>103,3</text:p>
          </table:table-cell>
          <table:table-cell office:value-type="float" office:value="103.1" calcext:value-type="float">
            <text:p>103,1</text:p>
          </table:table-cell>
          <table:table-cell office:value-type="float" office:value="102.6" calcext:value-type="float">
            <text:p>102,6</text:p>
          </table:table-cell>
          <table:table-cell office:value-type="float" office:value="104" calcext:value-type="float">
            <text:p>104</text:p>
          </table:table-cell>
          <table:table-cell table:style-name="ce1" office:value-type="float" office:value="100.4" calcext:value-type="float">
            <text:p>100,4</text:p>
          </table:table-cell>
        </table:table-row>
        <table:table-row table:style-name="ro1" table:number-rows-repeated="2">
          <table:table-cell table:style-name="Default" table:number-columns-repeated="10"/>
          <table:table-cell/>
        </table:table-row>
        <table:table-row table:style-name="ro7">
          <table:table-cell office:value-type="string" calcext:value-type="string">
            <text:p>Среднедушевые денежные доходы (в месяц), рублей</text:p>
          </table:table-cell>
          <table:table-cell office:value-type="float" office:value="9409.8" calcext:value-type="float">
            <text:p>9409,8</text:p>
          </table:table-cell>
          <table:table-cell office:value-type="float" office:value="10833.5" calcext:value-type="float">
            <text:p>10833,5</text:p>
          </table:table-cell>
          <table:table-cell office:value-type="float" office:value="12530.7" calcext:value-type="float">
            <text:p>12530,7</text:p>
          </table:table-cell>
          <table:table-cell office:value-type="float" office:value="13774.8" calcext:value-type="float">
            <text:p>13774,8</text:p>
          </table:table-cell>
          <table:table-cell office:value-type="float" office:value="14519.4" calcext:value-type="float">
            <text:p>14519,4</text:p>
          </table:table-cell>
          <table:table-cell office:value-type="float" office:value="16010.6" calcext:value-type="float">
            <text:p>16010,6</text:p>
          </table:table-cell>
          <table:table-cell office:value-type="float" office:value="17589.6" calcext:value-type="float">
            <text:p>17589,6</text:p>
          </table:table-cell>
          <table:table-cell office:value-type="float" office:value="19055.7" calcext:value-type="float">
            <text:p>19055,7</text:p>
          </table:table-cell>
          <table:table-cell office:value-type="float" office:value="21724.3" calcext:value-type="float">
            <text:p>21724,3</text:p>
          </table:table-cell>
          <table:table-cell/>
        </table:table-row>
        <table:table-row table:style-name="ro7">
          <table:table-cell office:value-type="string" calcext:value-type="string">
            <text:p>Реальные денежные доходы, в % к предыдущему году</text:p>
          </table:table-cell>
          <table:table-cell office:value-type="float" office:value="109.7" calcext:value-type="float">
            <text:p>109,7</text:p>
          </table:table-cell>
          <table:table-cell office:value-type="float" office:value="100.3" calcext:value-type="float">
            <text:p>100,3</text:p>
          </table:table-cell>
          <table:table-cell office:value-type="float" office:value="103.8" calcext:value-type="float">
            <text:p>103,8</text:p>
          </table:table-cell>
          <table:table-cell office:value-type="float" office:value="102.3" calcext:value-type="float">
            <text:p>102,3</text:p>
          </table:table-cell>
          <table:table-cell office:value-type="float" office:value="96.7" calcext:value-type="float">
            <text:p>96,7</text:p>
          </table:table-cell>
          <table:table-cell office:value-type="float" office:value="105.3" calcext:value-type="float">
            <text:p>105,3</text:p>
          </table:table-cell>
          <table:table-cell office:value-type="float" office:value="103" calcext:value-type="float">
            <text:p>103</text:p>
          </table:table-cell>
          <table:table-cell office:value-type="float" office:value="100.4" calcext:value-type="float">
            <text:p>100,4</text:p>
          </table:table-cell>
          <table:table-cell office:value-type="float" office:value="97.6" calcext:value-type="float">
            <text:p>97,6</text:p>
          </table:table-cell>
          <table:table-cell/>
        </table:table-row>
        <table:table-row table:style-name="ro3">
          <table:table-cell office:value-type="string" calcext:value-type="string">
            <text:p>Реальные располагаемые денежные доходы, в % к предыдущему году</text:p>
          </table:table-cell>
          <table:table-cell office:value-type="float" office:value="108.5" calcext:value-type="float">
            <text:p>108,5</text:p>
          </table:table-cell>
          <table:table-cell office:value-type="float" office:value="97.5" calcext:value-type="float">
            <text:p>97,5</text:p>
          </table:table-cell>
          <table:table-cell office:value-type="float" office:value="105.2" calcext:value-type="float">
            <text:p>105,2</text:p>
          </table:table-cell>
          <table:table-cell office:value-type="float" office:value="102.9" calcext:value-type="float">
            <text:p>102,9</text:p>
          </table:table-cell>
          <table:table-cell office:value-type="float" office:value="95.9" calcext:value-type="float">
            <text:p>95,9</text:p>
          </table:table-cell>
          <table:table-cell office:value-type="float" office:value="104.1" calcext:value-type="float">
            <text:p>104,1</text:p>
          </table:table-cell>
          <table:table-cell office:value-type="float" office:value="102" calcext:value-type="float">
            <text:p>102</text:p>
          </table:table-cell>
          <table:table-cell office:value-type="float" office:value="100.1" calcext:value-type="float">
            <text:p>100,1</text:p>
          </table:table-cell>
          <table:table-cell office:value-type="float" office:value="98.8" calcext:value-type="float">
            <text:p>98,8</text:p>
          </table:table-cell>
          <table:table-cell/>
        </table:table-row>
        <table:table-row table:style-name="ro8">
          <table:table-cell office:value-type="string" calcext:value-type="string">
            <text:p>Среднемесячная номинальная начисленная заработная плата работающих в экономике2), рублей</text:p>
          </table:table-cell>
          <table:table-cell office:value-type="float" office:value="9770.2" calcext:value-type="float">
            <text:p>9770,2</text:p>
          </table:table-cell>
          <table:table-cell office:value-type="float" office:value="12001.8" calcext:value-type="float">
            <text:p>12001,8</text:p>
          </table:table-cell>
          <table:table-cell office:value-type="float" office:value="13256.5" calcext:value-type="float">
            <text:p>13256,5</text:p>
          </table:table-cell>
          <table:table-cell office:value-type="float" office:value="14856.1" calcext:value-type="float">
            <text:p>14856,1</text:p>
          </table:table-cell>
          <table:table-cell office:value-type="float" office:value="16191.5" calcext:value-type="float">
            <text:p>16191,5</text:p>
          </table:table-cell>
          <table:table-cell office:value-type="float" office:value="18583.7" calcext:value-type="float">
            <text:p>18583,7</text:p>
          </table:table-cell>
          <table:table-cell office:value-type="float" office:value="21045.9" calcext:value-type="float">
            <text:p>21045,9</text:p>
          </table:table-cell>
          <table:table-cell office:value-type="float" office:value="22827.6" calcext:value-type="float">
            <text:p>22827,6</text:p>
          </table:table-cell>
          <table:table-cell office:value-type="float" office:value="24360.7" calcext:value-type="float">
            <text:p>24360,7</text:p>
          </table:table-cell>
          <table:table-cell/>
        </table:table-row>
        <table:table-row table:style-name="ro3">
          <table:table-cell office:value-type="string" calcext:value-type="string">
            <text:p>Реальная начисленная заработная плата, в % к предыдущему году</text:p>
          </table:table-cell>
          <table:table-cell office:value-type="float" office:value="116.3" calcext:value-type="float">
            <text:p>116,3</text:p>
          </table:table-cell>
          <table:table-cell office:value-type="float" office:value="107.2" calcext:value-type="float">
            <text:p>107,2</text:p>
          </table:table-cell>
          <table:table-cell office:value-type="float" office:value="99.4" calcext:value-type="float">
            <text:p>99,4</text:p>
          </table:table-cell>
          <table:table-cell office:value-type="float" office:value="104.6" calcext:value-type="float">
            <text:p>104,6</text:p>
          </table:table-cell>
          <table:table-cell office:value-type="float" office:value="100.3" calcext:value-type="float">
            <text:p>100,3</text:p>
          </table:table-cell>
          <table:table-cell office:value-type="float" office:value="109.7" calcext:value-type="float">
            <text:p>109,7</text:p>
          </table:table-cell>
          <table:table-cell office:value-type="float" office:value="106.6" calcext:value-type="float">
            <text:p>106,6</text:p>
          </table:table-cell>
          <table:table-cell office:value-type="float" office:value="101.1" calcext:value-type="float">
            <text:p>101,1</text:p>
          </table:table-cell>
          <table:table-cell office:value-type="float" office:value="91.8" calcext:value-type="float">
            <text:p>91,8</text:p>
          </table:table-cell>
          <table:table-cell/>
        </table:table-row>
        <table:table-row table:style-name="ro9">
          <table:table-cell office:value-type="string" calcext:value-type="string">
            <text:p>Величина прожиточного минимума3) (в среднем на душу населения в месяц), рублей</text:p>
          </table:table-cell>
          <table:table-cell office:value-type="float" office:value="3513.8" calcext:value-type="float">
            <text:p>3513,8</text:p>
          </table:table-cell>
          <table:table-cell office:value-type="float" office:value="4213" calcext:value-type="float">
            <text:p>4213</text:p>
          </table:table-cell>
          <table:table-cell office:value-type="float" office:value="4647.8" calcext:value-type="float">
            <text:p>4647,8</text:p>
          </table:table-cell>
          <table:table-cell office:value-type="float" office:value="5368.3" calcext:value-type="float">
            <text:p>5368,3</text:p>
          </table:table-cell>
          <table:table-cell office:value-type="float" office:value="5900.8" calcext:value-type="float">
            <text:p>5900,8</text:p>
          </table:table-cell>
          <table:table-cell office:value-type="float" office:value="6133.3" calcext:value-type="float">
            <text:p>6133,3</text:p>
          </table:table-cell>
          <table:table-cell office:value-type="float" office:value="6738.5" calcext:value-type="float">
            <text:p>6738,5</text:p>
          </table:table-cell>
          <table:table-cell office:value-type="float" office:value="7487.3" calcext:value-type="float">
            <text:p>7487,3</text:p>
          </table:table-cell>
          <table:table-cell office:value-type="float" office:value="8889" calcext:value-type="float">
            <text:p>8889</text:p>
          </table:table-cell>
          <table:table-cell/>
        </table:table-row>
        <table:table-row table:style-name="ro1">
          <table:table-cell office:value-type="string" calcext:value-type="string">
            <text:p>из него:</text:p>
          </table:table-cell>
          <table:table-cell table:number-columns-repeated="9" office:value-type="string" calcext:value-type="string">
            <text:p> </text:p>
          </table:table-cell>
          <table:table-cell/>
        </table:table-row>
        <table:table-row table:style-name="ro10">
          <table:table-cell office:value-type="string" calcext:value-type="string">
            <text:p>трудоспособное население</text:p>
          </table:table-cell>
          <table:table-cell office:value-type="float" office:value="3766.3" calcext:value-type="float">
            <text:p>3766,3</text:p>
          </table:table-cell>
          <table:table-cell office:value-type="float" office:value="4539.8" calcext:value-type="float">
            <text:p>4539,8</text:p>
          </table:table-cell>
          <table:table-cell office:value-type="float" office:value="4999.5" calcext:value-type="float">
            <text:p>4999,5</text:p>
          </table:table-cell>
          <table:table-cell office:value-type="float" office:value="5803" calcext:value-type="float">
            <text:p>5803</text:p>
          </table:table-cell>
          <table:table-cell office:value-type="float" office:value="6354.5" calcext:value-type="float">
            <text:p>6354,5</text:p>
          </table:table-cell>
          <table:table-cell office:value-type="float" office:value="6624.3" calcext:value-type="float">
            <text:p>6624,3</text:p>
          </table:table-cell>
          <table:table-cell office:value-type="float" office:value="7274" calcext:value-type="float">
            <text:p>7274</text:p>
          </table:table-cell>
          <table:table-cell office:value-type="float" office:value="8080.3" calcext:value-type="float">
            <text:p>8080,3</text:p>
          </table:table-cell>
          <table:table-cell office:value-type="float" office:value="9568.8" calcext:value-type="float">
            <text:p>9568,8</text:p>
          </table:table-cell>
          <table:table-cell/>
        </table:table-row>
        <table:table-row table:style-name="ro1">
          <table:table-cell office:value-type="string" calcext:value-type="string">
            <text:p>пенсионеры</text:p>
          </table:table-cell>
          <table:table-cell office:value-type="float" office:value="2887.8" calcext:value-type="float">
            <text:p>2887,8</text:p>
          </table:table-cell>
          <table:table-cell office:value-type="float" office:value="3422.8" calcext:value-type="float">
            <text:p>3422,8</text:p>
          </table:table-cell>
          <table:table-cell office:value-type="float" office:value="3784" calcext:value-type="float">
            <text:p>3784</text:p>
          </table:table-cell>
          <table:table-cell office:value-type="float" office:value="4354.3" calcext:value-type="float">
            <text:p>4354,3</text:p>
          </table:table-cell>
          <table:table-cell office:value-type="float" office:value="4808" calcext:value-type="float">
            <text:p>4808</text:p>
          </table:table-cell>
          <table:table-cell office:value-type="float" office:value="4977.8" calcext:value-type="float">
            <text:p>4977,8</text:p>
          </table:table-cell>
          <table:table-cell office:value-type="float" office:value="5515" calcext:value-type="float">
            <text:p>5515</text:p>
          </table:table-cell>
          <table:table-cell office:value-type="float" office:value="6129.5" calcext:value-type="float">
            <text:p>6129,5</text:p>
          </table:table-cell>
          <table:table-cell office:value-type="float" office:value="7243.3" calcext:value-type="float">
            <text:p>7243,3</text:p>
          </table:table-cell>
          <table:table-cell/>
        </table:table-row>
        <table:table-row table:style-name="ro1">
          <table:table-cell office:value-type="string" calcext:value-type="string">
            <text:p>дети</text:p>
          </table:table-cell>
          <table:table-cell office:value-type="float" office:value="3413" calcext:value-type="float">
            <text:p>3413</text:p>
          </table:table-cell>
          <table:table-cell office:value-type="float" office:value="4055" calcext:value-type="float">
            <text:p>4055</text:p>
          </table:table-cell>
          <table:table-cell office:value-type="float" office:value="4495.8" calcext:value-type="float">
            <text:p>4495,8</text:p>
          </table:table-cell>
          <table:table-cell office:value-type="float" office:value="5155.3" calcext:value-type="float">
            <text:p>5155,3</text:p>
          </table:table-cell>
          <table:table-cell office:value-type="float" office:value="5729" calcext:value-type="float">
            <text:p>5729</text:p>
          </table:table-cell>
          <table:table-cell office:value-type="float" office:value="5909.3" calcext:value-type="float">
            <text:p>5909,3</text:p>
          </table:table-cell>
          <table:table-cell office:value-type="float" office:value="6610.8" calcext:value-type="float">
            <text:p>6610,8</text:p>
          </table:table-cell>
          <table:table-cell office:value-type="float" office:value="7348.3" calcext:value-type="float">
            <text:p>7348,3</text:p>
          </table:table-cell>
          <table:table-cell office:value-type="float" office:value="8868.3" calcext:value-type="float">
            <text:p>8868,3</text:p>
          </table:table-cell>
          <table:table-cell/>
        </table:table-row>
        <table:table-row table:style-name="ro2">
          <table:table-cell office:value-type="string" calcext:value-type="string">
            <text:p>Численность населения с денежными доходами ниже прожиточного минимума - всего, тыс. человек </text:p>
          </table:table-cell>
          <table:table-cell office:value-type="float" office:value="342" calcext:value-type="float">
            <text:p>342</text:p>
          </table:table-cell>
          <table:table-cell office:value-type="float" office:value="359.4" calcext:value-type="float">
            <text:p>359,4</text:p>
          </table:table-cell>
          <table:table-cell office:value-type="float" office:value="335.2" calcext:value-type="float">
            <text:p>335,2</text:p>
          </table:table-cell>
          <table:table-cell office:value-type="float" office:value="366.7" calcext:value-type="float">
            <text:p>366,7</text:p>
          </table:table-cell>
          <table:table-cell office:value-type="float" office:value="392.5" calcext:value-type="float">
            <text:p>392,5</text:p>
          </table:table-cell>
          <table:table-cell office:value-type="float" office:value="354.1" calcext:value-type="float">
            <text:p>354,1</text:p>
          </table:table-cell>
          <table:table-cell office:value-type="float" office:value="351.3" calcext:value-type="float">
            <text:p>351,3</text:p>
          </table:table-cell>
          <table:table-cell office:value-type="float" office:value="358.4" calcext:value-type="float">
            <text:p>358,4</text:p>
          </table:table-cell>
          <table:table-cell office:value-type="float" office:value="370.9" calcext:value-type="float">
            <text:p>370,9</text:p>
          </table:table-cell>
          <table:table-cell/>
        </table:table-row>
        <table:table-row table:style-name="ro11">
          <table:table-cell office:value-type="string" calcext:value-type="string">
            <text:p>в % от общей численности населения </text:p>
          </table:table-cell>
          <table:table-cell office:value-type="float" office:value="13" calcext:value-type="float">
            <text:p>13</text:p>
          </table:table-cell>
          <table:table-cell office:value-type="float" office:value="13.7" calcext:value-type="float">
            <text:p>13,7</text:p>
          </table:table-cell>
          <table:table-cell office:value-type="float" office:value="12.8" calcext:value-type="float">
            <text:p>12,8</text:p>
          </table:table-cell>
          <table:table-cell office:value-type="float" office:value="14" calcext:value-type="float">
            <text:p>14</text:p>
          </table:table-cell>
          <table:table-cell office:value-type="float" office:value="15.1" calcext:value-type="float">
            <text:p>15,1</text:p>
          </table:table-cell>
          <table:table-cell table:number-columns-repeated="2" office:value-type="float" office:value="13.6" calcext:value-type="float">
            <text:p>13,6</text:p>
          </table:table-cell>
          <table:table-cell office:value-type="float" office:value="14" calcext:value-type="float">
            <text:p>14</text:p>
          </table:table-cell>
          <table:table-cell office:value-type="float" office:value="14.5" calcext:value-type="float">
            <text:p>14,5</text:p>
          </table:table-cell>
          <table:table-cell/>
        </table:table-row>
        <table:table-row table:style-name="ro11">
          <table:table-cell office:value-type="string" calcext:value-type="string">
            <text:p>Дефицит денежного дохода:</text:p>
          </table:table-cell>
          <table:table-cell table:number-columns-repeated="9" office:value-type="string" calcext:value-type="string">
            <text:p> </text:p>
          </table:table-cell>
          <table:table-cell/>
        </table:table-row>
        <table:table-row table:style-name="ro10">
          <table:table-cell office:value-type="string" calcext:value-type="string">
            <text:p>млн. рублей в месяц</text:p>
          </table:table-cell>
          <table:table-cell office:value-type="float" office:value="342.5" calcext:value-type="float">
            <text:p>342,5</text:p>
          </table:table-cell>
          <table:table-cell office:value-type="float" office:value="428.5" calcext:value-type="float">
            <text:p>428,5</text:p>
          </table:table-cell>
          <table:table-cell office:value-type="float" office:value="443.9" calcext:value-type="float">
            <text:p>443,9</text:p>
          </table:table-cell>
          <table:table-cell office:value-type="float" office:value="560" calcext:value-type="float">
            <text:p>560</text:p>
          </table:table-cell>
          <table:table-cell office:value-type="float" office:value="657.6" calcext:value-type="float">
            <text:p>657,6</text:p>
          </table:table-cell>
          <table:table-cell office:value-type="float" office:value="618.6" calcext:value-type="float">
            <text:p>618,6</text:p>
          </table:table-cell>
          <table:table-cell office:value-type="float" office:value="673.7" calcext:value-type="float">
            <text:p>673,7</text:p>
          </table:table-cell>
          <table:table-cell office:value-type="float" office:value="759" calcext:value-type="float">
            <text:p>759</text:p>
          </table:table-cell>
          <table:table-cell office:value-type="float" office:value="928.8" calcext:value-type="float">
            <text:p>928,8</text:p>
          </table:table-cell>
          <table:table-cell/>
        </table:table-row>
        <table:table-row table:style-name="ro3">
          <table:table-cell office:value-type="string" calcext:value-type="string">
            <text:p>в процентах от общего объема денежных доходов населения</text:p>
          </table:table-cell>
          <table:table-cell office:value-type="float" office:value="1.4" calcext:value-type="float">
            <text:p>1,4</text:p>
          </table:table-cell>
          <table:table-cell office:value-type="float" office:value="1.5" calcext:value-type="float">
            <text:p>1,5</text:p>
          </table:table-cell>
          <table:table-cell office:value-type="float" office:value="1.4" calcext:value-type="float">
            <text:p>1,4</text:p>
          </table:table-cell>
          <table:table-cell office:value-type="float" office:value="1.6" calcext:value-type="float">
            <text:p>1,6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1.5" calcext:value-type="float">
            <text:p>1,5</text:p>
          </table:table-cell>
          <table:table-cell office:value-type="float" office:value="1.6" calcext:value-type="float">
            <text:p>1,6</text:p>
          </table:table-cell>
          <table:table-cell office:value-type="float" office:value="1.7" calcext:value-type="float">
            <text:p>1,7</text:p>
          </table:table-cell>
          <table:table-cell/>
        </table:table-row>
        <table:table-row table:style-name="ro7">
          <table:table-cell office:value-type="string" calcext:value-type="string">
            <text:p>Соотношение с величиной прожиточного минимума 4), %:</text:p>
          </table:table-cell>
          <table:table-cell table:number-columns-repeated="9" office:value-type="string" calcext:value-type="string">
            <text:p> </text:p>
          </table:table-cell>
          <table:table-cell/>
        </table:table-row>
        <table:table-row table:style-name="ro11">
          <table:table-cell office:value-type="string" calcext:value-type="string">
            <text:p>среднедушевых денежных доходов</text:p>
          </table:table-cell>
          <table:table-cell office:value-type="float" office:value="267.8" calcext:value-type="float">
            <text:p>267,8</text:p>
          </table:table-cell>
          <table:table-cell office:value-type="float" office:value="257.1" calcext:value-type="float">
            <text:p>257,1</text:p>
          </table:table-cell>
          <table:table-cell office:value-type="float" office:value="269.6" calcext:value-type="float">
            <text:p>269,6</text:p>
          </table:table-cell>
          <table:table-cell office:value-type="float" office:value="256.6" calcext:value-type="float">
            <text:p>256,6</text:p>
          </table:table-cell>
          <table:table-cell office:value-type="float" office:value="246.1" calcext:value-type="float">
            <text:p>246,1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float" office:value="254.5" calcext:value-type="float">
            <text:p>254,5</text:p>
          </table:table-cell>
          <table:table-cell office:value-type="float" office:value="244.4" calcext:value-type="float">
            <text:p>244,4</text:p>
          </table:table-cell>
          <table:table-cell/>
        </table:table-row>
        <table:table-row table:style-name="ro3">
          <table:table-cell office:value-type="string" calcext:value-type="string">
            <text:p>среднемесячной номинальной начисленной заработной платы</text:p>
          </table:table-cell>
          <table:table-cell office:value-type="float" office:value="259.4" calcext:value-type="float">
            <text:p>259,4</text:p>
          </table:table-cell>
          <table:table-cell office:value-type="float" office:value="264.4" calcext:value-type="float">
            <text:p>264,4</text:p>
          </table:table-cell>
          <table:table-cell office:value-type="float" office:value="265.2" calcext:value-type="float">
            <text:p>265,2</text:p>
          </table:table-cell>
          <table:table-cell office:value-type="float" office:value="256" calcext:value-type="float">
            <text:p>256</text:p>
          </table:table-cell>
          <table:table-cell office:value-type="float" office:value="254.8" calcext:value-type="float">
            <text:p>254,8</text:p>
          </table:table-cell>
          <table:table-cell office:value-type="float" office:value="280.5" calcext:value-type="float">
            <text:p>280,5</text:p>
          </table:table-cell>
          <table:table-cell office:value-type="float" office:value="289.3" calcext:value-type="float">
            <text:p>289,3</text:p>
          </table:table-cell>
          <table:table-cell office:value-type="float" office:value="282.5" calcext:value-type="float">
            <text:p>282,5</text:p>
          </table:table-cell>
          <table:table-cell office:value-type="float" office:value="254.6" calcext:value-type="float">
            <text:p>254,6</text:p>
          </table:table-cell>
          <table:table-cell/>
        </table:table-row>
        <table:table-row table:style-name="ro3">
          <table:table-cell office:value-type="string" calcext:value-type="string">
            <text:p>Коэффициент фондов (коэффициент дифференциации доходов), в разах </text:p>
          </table:table-cell>
          <table:table-cell office:value-type="float" office:value="11.3" calcext:value-type="float">
            <text:p>11,3</text:p>
          </table:table-cell>
          <table:table-cell office:value-type="float" office:value="10.9" calcext:value-type="float">
            <text:p>10,9</text:p>
          </table:table-cell>
          <table:table-cell office:value-type="float" office:value="11.3" calcext:value-type="float">
            <text:p>11,3</text:p>
          </table:table-cell>
          <table:table-cell office:value-type="float" office:value="11.1" calcext:value-type="float">
            <text:p>11,1</text:p>
          </table:table-cell>
          <table:table-cell office:value-type="float" office:value="10.8" calcext:value-type="float">
            <text:p>10,8</text:p>
          </table:table-cell>
          <table:table-cell table:number-columns-repeated="2" office:value-type="float" office:value="11.2" calcext:value-type="float">
            <text:p>11,2</text:p>
          </table:table-cell>
          <table:table-cell office:value-type="float" office:value="10.9" calcext:value-type="float">
            <text:p>10,9</text:p>
          </table:table-cell>
          <table:table-cell office:value-type="float" office:value="10.6" calcext:value-type="float">
            <text:p>10,6</text:p>
          </table:table-cell>
          <table:table-cell/>
        </table:table-row>
        <table:table-row table:style-name="ro12">
          <table:table-cell office:value-type="string" calcext:value-type="string">
            <text:p>Предоставление прочих коммунальных, социальных и персональных услуг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.1" calcext:value-type="float">
            <text:p>1,1</text:p>
          </table:table-cell>
          <table:table-cell office:value-type="float" office:value="0.9" calcext:value-type="float">
            <text:p>0,9</text:p>
          </table:table-cell>
          <table:table-cell office:value-type="float" office:value="1.1" calcext:value-type="float">
            <text:p>1,1</text:p>
          </table:table-cell>
          <table:table-cell office:value-type="float" office:value="1.3" calcext:value-type="float">
            <text:p>1,3</text:p>
          </table:table-cell>
          <table:table-cell office:value-type="float" office:value="1.5" calcext:value-type="float">
            <text:p>1,5</text:p>
          </table:table-cell>
          <table:table-cell office:value-type="float" office:value="1.3" calcext:value-type="float">
            <text:p>1,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1T15:52:59.664574621</meta:creation-date>
    <dc:date>2017-01-21T20:25:06.278905667</dc:date>
    <meta:editing-duration>PT4H11M46S</meta:editing-duration>
    <meta:editing-cycles>1</meta:editing-cycles>
    <meta:document-statistic meta:table-count="1" meta:cell-count="309" meta:object-count="0"/>
    <meta:generator>LibreOffice/5.1.4.2$Linux_X86_64 LibreOffice_project/10m0$Build-2</meta:generator>
  </office:meta>
</office:document-meta>
</file>